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Zawgyi-One1" svg:font-family="Zawgyi-One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2" style:family="paragraph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3" style:family="paragraph">
      <style:text-properties fo:color="#dc2300" style:font-name="Trebuchet MS" fo:font-size="10pt" style:font-size-asian="10pt" style:font-name-complex="Zawgyi-One" style:font-size-complex="10pt"/>
    </style:style>
    <style:style style:name="P4" style:family="paragraph">
      <style:text-properties fo:color="#94006b" style:font-name="Trebuchet MS" fo:font-size="10pt" style:font-size-asian="10pt" style:font-name-complex="Zawgyi-One" style:font-size-complex="10pt"/>
    </style:style>
    <style:style style:name="P5" style:family="paragraph">
      <style:paragraph-properties fo:text-align="center"/>
    </style:style>
    <style:style style:name="T1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2" style:family="text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3" style:family="text">
      <style:text-properties fo:color="#dc2300" style:font-name="Trebuchet MS" fo:font-size="10pt" style:font-size-asian="10pt" style:font-name-complex="Zawgyi-One" style:font-size-complex="10pt"/>
    </style:style>
    <style:style style:name="T4" style:family="text">
      <style:text-properties fo:color="#94006b" style:font-name="Trebuchet MS" fo:font-size="10pt" style:font-size-asian="10pt" style:font-name-complex="Zawgyi-One" style:font-size-complex="10pt"/>
    </style:style>
    <style:style style:name="gr1" style:family="graphic">
      <style:graphic-properties svg:stroke-width="0.0299in" svg:stroke-color="#808080" draw:fill="gradient" draw:fill-color="#ffffff" draw:fill-gradient-name="Button2" draw:textarea-horizontal-align="justify" draw:textarea-vertical-align="middle" draw:auto-grow-height="false" fo:padding-top="0.0146in" fo:padding-bottom="0.0146in" fo:padding-left="0.0146in" fo:padding-right="0.0146in" draw:shadow-offset-x="0.1201in" draw:shadow-offset-y="0.1201in"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svg:stroke-width="0.0299in" svg:stroke-color="#808080" draw:fill="gradient" draw:fill-color="#ffffff" draw:fill-gradient-name="Button2" draw:textarea-horizontal-align="justify" draw:textarea-vertical-align="middle" draw:auto-grow-height="false" fo:padding-top="0.0146in" fo:padding-bottom="0.0146in" fo:padding-left="0.0146in" fo:padding-right="0.0146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none" draw:fill="solid" draw:fill-color="#dc2300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" draw:style-name="gr2"><draw:custom-shape draw:style-name="gr3" svg:width="0.4303in" svg:height="0.4303in" svg:x="0.502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0.4799in" svg:y="0in"><draw:text-box><text:p text:style-name="P1"><text:span text:style-name="T1">ၿ <text:s/></text:span></text:p></draw:text-box></draw:frame><draw:frame draw:style-name="gr4" draw:text-style-name="P2" svg:width="0.3421in" svg:height="0.3024in" svg:x="0.4799in" svg:y="0.1465in"><draw:text-box><text:p text:style-name="P2"><text:span text:style-name="T2">ည</text:span></text:p></draw:text-box></draw:frame><draw:frame draw:style-name="gr4" draw:text-style-name="P3" svg:width="0.3012in" svg:height="0.3024in" svg:x="0.6673in" svg:y="0.1465in"><draw:text-box><text:p text:style-name="P3"><text:span text:style-name="T3">ၫ</text:span></text:p></draw:text-box></draw:frame><draw:frame draw:style-name="gr4" draw:text-style-name="P4" svg:width="0.2795in" svg:height="0.3024in" svg:x="0.6673in" svg:y="0in"><draw:text-box><text:p text:style-name="P4"><text:span text:style-name="T4"><text:s/></text:span><text:span text:style-name="T4"><text:s/>ၩ</text:span></text:p></draw:text-box></draw:frame></draw:g><draw:g text:anchor-type="paragraph" draw:z-index="2" draw:style-name="gr2"><draw:custom-shape draw:style-name="gr3" svg:width="0.4303in" svg:height="0.4303in" svg:x="0.9819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0.9598in" svg:y="0in"><draw:text-box><text:p text:style-name="P1"><text:span text:style-name="T1">ၿ <text:s/></text:span></text:p></draw:text-box></draw:frame><draw:frame draw:style-name="gr4" draw:text-style-name="P2" svg:width="0.3421in" svg:height="0.3024in" svg:x="0.9598in" svg:y="0.1465in"><draw:text-box><text:p text:style-name="P2"><text:span text:style-name="T2">ည</text:span></text:p></draw:text-box></draw:frame><draw:frame draw:style-name="gr4" draw:text-style-name="P3" svg:width="0.3012in" svg:height="0.3024in" svg:x="1.1472in" svg:y="0.1465in"><draw:text-box><text:p text:style-name="P3"><text:span text:style-name="T3">ၫ</text:span></text:p></draw:text-box></draw:frame><draw:frame draw:style-name="gr4" draw:text-style-name="P4" svg:width="0.2795in" svg:height="0.3024in" svg:x="1.1472in" svg:y="0in"><draw:text-box><text:p text:style-name="P4"><text:span text:style-name="T4"><text:s/></text:span><text:span text:style-name="T4"><text:s/>ၩ</text:span></text:p></draw:text-box></draw:frame></draw:g><draw:g text:anchor-type="paragraph" draw:z-index="3" draw:style-name="gr2"><draw:custom-shape draw:style-name="gr3" svg:width="0.4303in" svg:height="0.4303in" svg:x="1.4622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1.4402in" svg:y="0in"><draw:text-box><text:p text:style-name="P1"><text:span text:style-name="T1">ၿ <text:s/></text:span></text:p></draw:text-box></draw:frame><draw:frame draw:style-name="gr4" draw:text-style-name="P2" svg:width="0.3421in" svg:height="0.3024in" svg:x="1.4402in" svg:y="0.1465in"><draw:text-box><text:p text:style-name="P2"><text:span text:style-name="T2">ည</text:span></text:p></draw:text-box></draw:frame><draw:frame draw:style-name="gr4" draw:text-style-name="P3" svg:width="0.3012in" svg:height="0.3024in" svg:x="1.6276in" svg:y="0.1465in"><draw:text-box><text:p text:style-name="P3"><text:span text:style-name="T3">ၫ</text:span></text:p></draw:text-box></draw:frame><draw:frame draw:style-name="gr4" draw:text-style-name="P4" svg:width="0.2795in" svg:height="0.3024in" svg:x="1.6276in" svg:y="0in"><draw:text-box><text:p text:style-name="P4"><text:span text:style-name="T4"><text:s/></text:span><text:span text:style-name="T4"><text:s/>ၩ</text:span></text:p></draw:text-box></draw:frame></draw:g><draw:g text:anchor-type="paragraph" draw:z-index="4" draw:style-name="gr2"><draw:custom-shape draw:style-name="gr3" svg:width="0.4303in" svg:height="0.4303in" svg:x="1.9421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1.9201in" svg:y="0in"><draw:text-box><text:p text:style-name="P1"><text:span text:style-name="T1">ၿ <text:s/></text:span></text:p></draw:text-box></draw:frame><draw:frame draw:style-name="gr4" draw:text-style-name="P2" svg:width="0.3421in" svg:height="0.3024in" svg:x="1.9201in" svg:y="0.1465in"><draw:text-box><text:p text:style-name="P2"><text:span text:style-name="T2">ည</text:span></text:p></draw:text-box></draw:frame><draw:frame draw:style-name="gr4" draw:text-style-name="P3" svg:width="0.3012in" svg:height="0.3024in" svg:x="2.1075in" svg:y="0.1465in"><draw:text-box><text:p text:style-name="P3"><text:span text:style-name="T3">ၫ</text:span></text:p></draw:text-box></draw:frame><draw:frame draw:style-name="gr4" draw:text-style-name="P4" svg:width="0.2795in" svg:height="0.3024in" svg:x="2.1075in" svg:y="0in"><draw:text-box><text:p text:style-name="P4"><text:span text:style-name="T4"><text:s/></text:span><text:span text:style-name="T4"><text:s/>ၩ</text:span></text:p></draw:text-box></draw:frame></draw:g><draw:g text:anchor-type="paragraph" draw:z-index="5" draw:style-name="gr2"><draw:custom-shape draw:style-name="gr3" svg:width="0.4303in" svg:height="0.4303in" svg:x="2.422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2.4in" svg:y="0in"><draw:text-box><text:p text:style-name="P1"><text:span text:style-name="T1">ၿ <text:s/></text:span></text:p></draw:text-box></draw:frame><draw:frame draw:style-name="gr4" draw:text-style-name="P2" svg:width="0.3421in" svg:height="0.3024in" svg:x="2.4in" svg:y="0.1465in"><draw:text-box><text:p text:style-name="P2"><text:span text:style-name="T2">ည</text:span></text:p></draw:text-box></draw:frame><draw:frame draw:style-name="gr4" draw:text-style-name="P3" svg:width="0.3012in" svg:height="0.3024in" svg:x="2.5874in" svg:y="0.1465in"><draw:text-box><text:p text:style-name="P3"><text:span text:style-name="T3">ၫ</text:span></text:p></draw:text-box></draw:frame><draw:frame draw:style-name="gr4" draw:text-style-name="P4" svg:width="0.2795in" svg:height="0.3024in" svg:x="2.5874in" svg:y="0in"><draw:text-box><text:p text:style-name="P4"><text:span text:style-name="T4"><text:s/></text:span><text:span text:style-name="T4"><text:s/>ၩ</text:span></text:p></draw:text-box></draw:frame></draw:g><draw:g text:anchor-type="paragraph" draw:z-index="6" draw:style-name="gr2"><draw:custom-shape draw:style-name="gr3" svg:width="0.4303in" svg:height="0.4303in" svg:x="2.902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2.8799in" svg:y="0in"><draw:text-box><text:p text:style-name="P1"><text:span text:style-name="T1">ၿ <text:s/></text:span></text:p></draw:text-box></draw:frame><draw:frame draw:style-name="gr4" draw:text-style-name="P2" svg:width="0.3421in" svg:height="0.3024in" svg:x="2.8799in" svg:y="0.1465in"><draw:text-box><text:p text:style-name="P2"><text:span text:style-name="T2">ည</text:span></text:p></draw:text-box></draw:frame><draw:frame draw:style-name="gr4" draw:text-style-name="P3" svg:width="0.3012in" svg:height="0.3024in" svg:x="3.0673in" svg:y="0.1465in"><draw:text-box><text:p text:style-name="P3"><text:span text:style-name="T3">ၫ</text:span></text:p></draw:text-box></draw:frame><draw:frame draw:style-name="gr4" draw:text-style-name="P4" svg:width="0.2795in" svg:height="0.3024in" svg:x="3.0673in" svg:y="0in"><draw:text-box><text:p text:style-name="P4"><text:span text:style-name="T4"><text:s/></text:span><text:span text:style-name="T4"><text:s/>ၩ</text:span></text:p></draw:text-box></draw:frame></draw:g><draw:g text:anchor-type="paragraph" draw:z-index="7" draw:style-name="gr2"><draw:custom-shape draw:style-name="gr3" svg:width="0.4303in" svg:height="0.4303in" svg:x="3.3819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3.3598in" svg:y="0in"><draw:text-box><text:p text:style-name="P1"><text:span text:style-name="T1">ၿ <text:s/></text:span></text:p></draw:text-box></draw:frame><draw:frame draw:style-name="gr4" draw:text-style-name="P2" svg:width="0.3421in" svg:height="0.3024in" svg:x="3.3598in" svg:y="0.1465in"><draw:text-box><text:p text:style-name="P2"><text:span text:style-name="T2">ည</text:span></text:p></draw:text-box></draw:frame><draw:frame draw:style-name="gr4" draw:text-style-name="P3" svg:width="0.3012in" svg:height="0.3024in" svg:x="3.5472in" svg:y="0.1465in"><draw:text-box><text:p text:style-name="P3"><text:span text:style-name="T3">ၫ</text:span></text:p></draw:text-box></draw:frame><draw:frame draw:style-name="gr4" draw:text-style-name="P4" svg:width="0.2795in" svg:height="0.3024in" svg:x="3.5472in" svg:y="0in"><draw:text-box><text:p text:style-name="P4"><text:span text:style-name="T4"><text:s/></text:span><text:span text:style-name="T4"><text:s/>ၩ</text:span></text:p></draw:text-box></draw:frame></draw:g><draw:g text:anchor-type="paragraph" draw:z-index="8" draw:style-name="gr2"><draw:custom-shape draw:style-name="gr3" svg:width="0.4303in" svg:height="0.4303in" svg:x="3.8622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3.8402in" svg:y="0in"><draw:text-box><text:p text:style-name="P1"><text:span text:style-name="T1">ၿ <text:s/></text:span></text:p></draw:text-box></draw:frame><draw:frame draw:style-name="gr4" draw:text-style-name="P2" svg:width="0.3421in" svg:height="0.3024in" svg:x="3.8402in" svg:y="0.1465in"><draw:text-box><text:p text:style-name="P2"><text:span text:style-name="T2">ည</text:span></text:p></draw:text-box></draw:frame><draw:frame draw:style-name="gr4" draw:text-style-name="P3" svg:width="0.3012in" svg:height="0.3024in" svg:x="4.0276in" svg:y="0.1465in"><draw:text-box><text:p text:style-name="P3"><text:span text:style-name="T3">ၫ</text:span></text:p></draw:text-box></draw:frame><draw:frame draw:style-name="gr4" draw:text-style-name="P4" svg:width="0.2795in" svg:height="0.3024in" svg:x="4.0276in" svg:y="0in"><draw:text-box><text:p text:style-name="P4"><text:span text:style-name="T4"><text:s/></text:span><text:span text:style-name="T4"><text:s/>ၩ</text:span></text:p></draw:text-box></draw:frame></draw:g><draw:g text:anchor-type="paragraph" draw:z-index="9" draw:style-name="gr2"><draw:custom-shape draw:style-name="gr3" svg:width="0.4303in" svg:height="0.4303in" svg:x="4.3421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4.3201in" svg:y="0in"><draw:text-box><text:p text:style-name="P1"><text:span text:style-name="T1">ၿ <text:s/></text:span></text:p></draw:text-box></draw:frame><draw:frame draw:style-name="gr4" draw:text-style-name="P2" svg:width="0.3421in" svg:height="0.3024in" svg:x="4.3201in" svg:y="0.1465in"><draw:text-box><text:p text:style-name="P2"><text:span text:style-name="T2">ည</text:span></text:p></draw:text-box></draw:frame><draw:frame draw:style-name="gr4" draw:text-style-name="P3" svg:width="0.3012in" svg:height="0.3024in" svg:x="4.5075in" svg:y="0.1465in"><draw:text-box><text:p text:style-name="P3"><text:span text:style-name="T3">ၫ</text:span></text:p></draw:text-box></draw:frame><draw:frame draw:style-name="gr4" draw:text-style-name="P4" svg:width="0.2795in" svg:height="0.3024in" svg:x="4.5075in" svg:y="0in"><draw:text-box><text:p text:style-name="P4"><text:span text:style-name="T4"><text:s/></text:span><text:span text:style-name="T4"><text:s/>ၩ</text:span></text:p></draw:text-box></draw:frame></draw:g><draw:g text:anchor-type="paragraph" draw:z-index="10" draw:style-name="gr2"><draw:custom-shape draw:style-name="gr3" svg:width="0.4303in" svg:height="0.4303in" svg:x="4.822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4.8in" svg:y="0in"><draw:text-box><text:p text:style-name="P1"><text:span text:style-name="T1">ၿ <text:s/></text:span></text:p></draw:text-box></draw:frame><draw:frame draw:style-name="gr4" draw:text-style-name="P2" svg:width="0.3421in" svg:height="0.3024in" svg:x="4.8in" svg:y="0.1465in"><draw:text-box><text:p text:style-name="P2"><text:span text:style-name="T2">ည</text:span></text:p></draw:text-box></draw:frame><draw:frame draw:style-name="gr4" draw:text-style-name="P3" svg:width="0.3012in" svg:height="0.3024in" svg:x="4.9874in" svg:y="0.1465in"><draw:text-box><text:p text:style-name="P3"><text:span text:style-name="T3">ၫ</text:span></text:p></draw:text-box></draw:frame><draw:frame draw:style-name="gr4" draw:text-style-name="P4" svg:width="0.2795in" svg:height="0.3024in" svg:x="4.9874in" svg:y="0in"><draw:text-box><text:p text:style-name="P4"><text:span text:style-name="T4"><text:s/></text:span><text:span text:style-name="T4"><text:s/>ၩ</text:span></text:p></draw:text-box></draw:frame></draw:g><draw:g text:anchor-type="paragraph" draw:z-index="11" draw:style-name="gr2"><draw:custom-shape draw:style-name="gr3" svg:width="0.4303in" svg:height="0.4303in" svg:x="5.302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5.2799in" svg:y="0in"><draw:text-box><text:p text:style-name="P1"><text:span text:style-name="T1">ၿ <text:s/></text:span></text:p></draw:text-box></draw:frame><draw:frame draw:style-name="gr4" draw:text-style-name="P2" svg:width="0.3421in" svg:height="0.3024in" svg:x="5.2799in" svg:y="0.1465in"><draw:text-box><text:p text:style-name="P2"><text:span text:style-name="T2">-</text:span></text:p></draw:text-box></draw:frame><draw:frame draw:style-name="gr4" draw:text-style-name="P3" svg:width="0.3012in" svg:height="0.3024in" svg:x="5.4673in" svg:y="0.1465in"><draw:text-box><text:p text:style-name="P3"><text:span text:style-name="T3">ၫ</text:span></text:p></draw:text-box></draw:frame><draw:frame draw:style-name="gr4" draw:text-style-name="P4" svg:width="0.2795in" svg:height="0.3024in" svg:x="5.4673in" svg:y="0in"><draw:text-box><text:p text:style-name="P4"><text:span text:style-name="T4"><text:s/></text:span><text:span text:style-name="T4"><text:s/>ၩ</text:span></text:p></draw:text-box></draw:frame></draw:g><draw:g text:anchor-type="paragraph" draw:z-index="12" draw:style-name="gr2"><draw:custom-shape draw:style-name="gr3" svg:width="0.4303in" svg:height="0.4303in" svg:x="5.7819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" svg:width="0.3394in" svg:height="0.3024in" svg:x="5.7598in" svg:y="0in"><draw:text-box><text:p text:style-name="P1"><text:span text:style-name="T1">ၿ <text:s/></text:span></text:p></draw:text-box></draw:frame><draw:frame draw:style-name="gr4" draw:text-style-name="P2" svg:width="0.3421in" svg:height="0.3024in" svg:x="5.7598in" svg:y="0.1465in"><draw:text-box><text:p text:style-name="P2"><text:span text:style-name="T2">=</text:span></text:p></draw:text-box></draw:frame><draw:frame draw:style-name="gr4" draw:text-style-name="P3" svg:width="0.3012in" svg:height="0.3024in" svg:x="5.9472in" svg:y="0.1465in"><draw:text-box><text:p text:style-name="P3"><text:span text:style-name="T3">ၫ</text:span></text:p></draw:text-box></draw:frame><draw:frame draw:style-name="gr4" draw:text-style-name="P4" svg:width="0.2795in" svg:height="0.3024in" svg:x="5.9472in" svg:y="0in"><draw:text-box><text:p text:style-name="P4"><text:span text:style-name="T4"><text:s/></text:span><text:span text:style-name="T4"><text:s/>ၩ</text:span></text:p></draw:text-box></draw:frame></draw:g><draw:g text:anchor-type="paragraph" draw:z-index="13" draw:style-name="gr2"><draw:custom-shape draw:style-name="gr3" svg:width="0.4303in" svg:height="0.4303in" svg:x="6.2598in" svg:y="0.029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421in" svg:height="0.3024in" svg:x="6.3083in" svg:y="0.1008in"><draw:text-box><text:p text:style-name="P2"><text:span text:style-name="T2">Back</text:span></text:p></draw:text-box></draw:frame></draw:g><draw:custom-shape text:anchor-type="paragraph" draw:z-index="0" draw:style-name="gr1" svg:width="0.4303in" svg:height="0.4303in" svg:x="0.022in" svg:y="0.0339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style-name="gr5" draw:text-style-name="P5" svg:width="0.3004in" svg:height="0.3004in" svg:x="0.0854in" svg:y="0.0945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Zawgyi-One1" svg:font-family="Zawgyi-One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2M41S</meta:editing-duration>
    <meta:editing-cycles>14</meta:editing-cycles>
    <meta:generator>OpenOffice.org/3.2$Win32 OpenOffice.org_project/320m18$Build-9502</meta:generator>
    <dc:date>2010-11-18T18:53:50.32</dc:date>
    <dc:creator>Seth Hetu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